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37a" officeooo:paragraph-rsid="000b237a"/>
    </style:style>
    <style:style style:name="P2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P3" style:family="paragraph" style:parent-style-name="Standard">
      <style:text-properties fo:font-weight="bold" officeooo:rsid="00161e5f" officeooo:paragraph-rsid="00161e5f" style:font-weight-asian="bold" style:font-weight-complex="bold"/>
    </style:style>
    <style:style style:name="P4" style:family="paragraph" style:parent-style-name="Standard">
      <style:text-properties fo:font-weight="bold" officeooo:rsid="001fad47" officeooo:paragraph-rsid="001fad47" style:font-weight-asian="bold" style:font-weight-complex="bold"/>
    </style:style>
    <style:style style:name="P5" style:family="paragraph" style:parent-style-name="Standard">
      <style:text-properties fo:font-weight="normal" officeooo:rsid="000b237a" officeooo:paragraph-rsid="000b237a" style:font-weight-asian="normal" style:font-weight-complex="normal"/>
    </style:style>
    <style:style style:name="P6" style:family="paragraph" style:parent-style-name="Standard">
      <style:text-properties fo:font-weight="normal" officeooo:rsid="00146c49" officeooo:paragraph-rsid="00146c49" style:font-weight-asian="normal" style:font-weight-complex="normal"/>
    </style:style>
    <style:style style:name="P7" style:family="paragraph" style:parent-style-name="Standard">
      <style:text-properties fo:font-weight="normal" officeooo:rsid="00146e97" officeooo:paragraph-rsid="00146e97" style:font-weight-asian="normal" style:font-weight-complex="normal"/>
    </style:style>
    <style:style style:name="P8" style:family="paragraph" style:parent-style-name="Standard">
      <style:text-properties fo:font-style="italic" fo:font-weight="normal" officeooo:rsid="00161e5f" officeooo:paragraph-rsid="00161e5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161e5f" officeooo:paragraph-rsid="00161e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paragraph-rsid="000b237a"/>
    </style:style>
    <style:style style:name="P11" style:family="paragraph" style:parent-style-name="Standard">
      <style:text-properties officeooo:paragraph-rsid="00161e5f"/>
    </style:style>
    <style:style style:name="P12" style:family="paragraph" style:parent-style-name="Standard">
      <style:text-properties officeooo:paragraph-rsid="00146c49"/>
    </style:style>
    <style:style style:name="P13" style:family="paragraph" style:parent-style-name="Standard">
      <style:text-properties fo:font-style="italic" fo:font-weight="normal" officeooo:rsid="00161e5f" officeooo:paragraph-rsid="00161e5f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bold" officeooo:rsid="001fad47" officeooo:paragraph-rsid="001fad4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37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4d7b" style:font-weight-asian="normal" style:font-weight-complex="normal"/>
    </style:style>
    <style:style style:name="T5" style:family="text">
      <style:text-properties fo:font-weight="normal" officeooo:rsid="001407fb" style:font-weight-asian="normal" style:font-weight-complex="normal"/>
    </style:style>
    <style:style style:name="T6" style:family="text">
      <style:text-properties fo:font-weight="normal" officeooo:rsid="00146a1a" style:font-weight-asian="normal" style:font-weight-complex="normal"/>
    </style:style>
    <style:style style:name="T7" style:family="text">
      <style:text-properties fo:font-weight="normal" officeooo:rsid="001871c0" style:font-weight-asian="normal" style:font-weight-complex="normal"/>
    </style:style>
    <style:style style:name="T8" style:family="text">
      <style:text-properties fo:font-weight="normal" officeooo:rsid="001b83fd" style:font-weight-asian="normal" style:font-weight-complex="normal"/>
    </style:style>
    <style:style style:name="T9" style:family="text">
      <style:text-properties fo:font-weight="normal" officeooo:rsid="00240699" style:font-weight-asian="normal" style:font-weight-complex="normal"/>
    </style:style>
    <style:style style:name="T10" style:family="text">
      <style:text-properties fo:font-weight="normal" officeooo:rsid="000b237a" style:font-weight-asian="normal" style:font-weight-complex="normal"/>
    </style:style>
    <style:style style:name="T11" style:family="text">
      <style:text-properties fo:font-weight="normal" officeooo:rsid="00146c49" style:font-weight-asian="normal" style:font-weight-complex="normal"/>
    </style:style>
    <style:style style:name="T12" style:family="text">
      <style:text-properties fo:font-weight="normal" officeooo:rsid="00161e5f" style:font-weight-asian="normal" style:font-weight-complex="normal"/>
    </style:style>
    <style:style style:name="T13" style:family="text">
      <style:text-properties fo:font-weight="normal" officeooo:rsid="0024dee6" style:font-weight-asian="normal" style:font-weight-complex="normal"/>
    </style:style>
    <style:style style:name="T14" style:family="text">
      <style:text-properties officeooo:rsid="00101a2a"/>
    </style:style>
    <style:style style:name="T15" style:family="text">
      <style:text-properties officeooo:rsid="00107eb2"/>
    </style:style>
    <style:style style:name="T16" style:family="text">
      <style:text-properties officeooo:rsid="00124d7b"/>
    </style:style>
    <style:style style:name="T17" style:family="text">
      <style:text-properties officeooo:rsid="00146e97"/>
    </style:style>
    <style:style style:name="T18" style:family="text">
      <style:text-properties officeooo:rsid="00161e5f"/>
    </style:style>
    <style:style style:name="T19" style:family="text">
      <style:text-properties officeooo:rsid="001666bb"/>
    </style:style>
    <style:style style:name="T20" style:family="text">
      <style:text-properties officeooo:rsid="00175944"/>
    </style:style>
    <style:style style:name="T21" style:family="text">
      <style:text-properties officeooo:rsid="00240699"/>
    </style:style>
    <style:style style:name="T22" style:family="text">
      <style:text-properties fo:font-style="normal" fo:font-weight="normal" officeooo:rsid="00161e5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40699" style:font-style-asian="normal" style:font-weight-asian="normal" style:font-style-complex="normal" style:font-weight-complex="normal"/>
    </style:style>
    <style:style style:name="T24" style:family="text">
      <style:text-properties officeooo:rsid="0024d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name</text:span>: “<text:span text:style-name="T14">Choose Board”</text:span></text:p>
      <text:p text:style-name="P2"/>
      <text:p text:style-name="P2">Primary Actor:<text:span text:style-name="T5"> </text:span><text:span text:style-name="T9">User</text:span></text:p>
      <text:p text:style-name="P2"/>
      <text:p text:style-name="P2">Stakeholders and Interests:</text:p>
      <text:p text:style-name="P10"><text:span text:style-name="T2"><text:tab/></text:span><text:span text:style-name="T10">-</text:span><text:span text:style-name="T9">User:</text:span><text:span text:style-name="T10"> When setting up a new game, the </text:span><text:span text:style-name="T9">user</text:span><text:span text:style-name="T10"> </text:span><text:span text:style-name="T4">needs to choose either the simple board setup or the complex board setup before playing the game.</text:span></text:p>
      <text:p text:style-name="P5"><text:tab/>-Game is designed for children so want set up to be implemented behind the scenes with a simple push of a <text:span text:style-name="T16">button for “Simple” or another button for “Complex”.</text:span></text:p>
      <text:p text:style-name="P2"/>
      <text:p text:style-name="P2">Preconditions:</text:p>
      <text:p text:style-name="P2"><text:tab/><text:span text:style-name="T3">-</text:span><text:span text:style-name="T4">The </text:span><text:span text:style-name="T9">user</text:span><text:span text:style-name="T5"> </text:span><text:span text:style-name="T4">must have successfully opened the application and have already selected to play a new game. </text:span></text:p>
      <text:p text:style-name="P2"/>
      <text:p text:style-name="P2">Success <text:span text:style-name="T15">Guarantee</text:span>:</text:p>
      <text:p text:style-name="P2"><text:tab/><text:span text:style-name="T3">- </text:span><text:span text:style-name="T4">The </text:span><text:span text:style-name="T9">user</text:span><text:span text:style-name="T6"> </text:span><text:span text:style-name="T5">is aware of their selection of playing the simple or complex game, and is then presented with </text:span><text:span text:style-name="T6">the next menu to </text:span><text:span text:style-name="T5">set up the players.</text:span></text:p>
      <text:p text:style-name="P2"/>
      <text:p text:style-name="P2">Main Success Scenario:</text:p>
      <text:p text:style-name="P2"/>
      <text:p text:style-name="P6">1. <text:span text:style-name="T17">The system provides the </text:span><text:span text:style-name="T21">user</text:span><text:span text:style-name="T17"> the chance to select one of two options for the display: “Simple” or “Complex”.</text:span></text:p>
      <text:p text:style-name="P7">2. The <text:span text:style-name="T21">user</text:span> selects one of the two options for the display. </text:p>
      <text:p text:style-name="P11"><text:span text:style-name="T11">2. The system provides the </text:span><text:span text:style-name="T9">user</text:span><text:span text:style-name="T11"> with a message confirming their selection. </text:span><text:span text:style-name="T12">[Alt1: </text:span><text:span text:style-name="T9">User</text:span><text:span text:style-name="T12"> accidentally chooses wrong display option]</text:span></text:p>
      <text:p text:style-name="P12"><text:span text:style-name="T11">3. The system offers the </text:span><text:span text:style-name="T9">user</text:span><text:span text:style-name="T11"> the selection to move to the next menu “Setting Up The Players”.</text:span></text:p>
      <text:p text:style-name="P6">4. The <text:span text:style-name="T21">use</text:span>r selects the option to move to the next menu “Setting Up The Players” <text:span text:style-name="T18">and exit the use case [Use Case Ends]</text:span>.</text:p>
      <text:p text:style-name="P2"/>
      <text:p text:style-name="P3">Alternative Flows:</text:p>
      <text:p text:style-name="P3"/>
      <text:p text:style-name="P8">Alt1: <text:span text:style-name="T21">User</text:span> accidentally chooses wrong <text:span text:style-name="T19">display </text:span>option.</text:p>
      <text:p text:style-name="P8"/>
      <text:p text:style-name="P9">1. The <text:span text:style-name="T21">user</text:span> chooses the correct <text:span text:style-name="T20">display </text:span>option they want to use.</text:p>
      <text:p text:style-name="P11"><text:span text:style-name="T22">2. The system provides the </text:span><text:span text:style-name="T23">user</text:span><text:span text:style-name="T22"> with a message confirming their selection.</text:span></text:p>
      <text:p text:style-name="P9">3. Flow resumes at Main Success Scenario Step 3.</text:p>
      <text:p text:style-name="P2"/>
      <text:p text:style-name="P2">Extensions:</text:p>
      <text:p text:style-name="P2"><text:tab/><text:span text:style-name="T3">-At any point the user will have the ability </text:span><text:span text:style-name="T7">to terminate the application.</text:span></text:p>
      <text:p text:style-name="P2"/>
      <text:p text:style-name="P2">Special Requirements:</text:p>
      <text:p text:style-name="P2"><text:tab/><text:span text:style-name="T3">- </text:span><text:span text:style-name="T8">Colours and text fonts that are used must be suitable for all ages (including children) and those with visual impairments, such as colour blindness.</text:span></text:p>
      <text:p text:style-name="P5"/>
      <text:p text:style-name="P4">Open Issues:</text:p>
      <text:p text:style-name="P4"><text:tab/><text:span text:style-name="T3">-</text:span><text:span text:style-name="T13">How to implement barriers in a way that makes the ‘complex’ board more difficult for the players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8:26:40.699160120</meta:creation-date>
    <dc:date>2020-03-06T16:15:37.134118218</dc:date>
    <meta:editing-duration>PT5H48M20S</meta:editing-duration>
    <meta:editing-cycles>22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26" meta:word-count="312" meta:character-count="1814" meta:non-whitespace-character-count="1519"/>
  </office:meta>
</office:document-meta>
</file>